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size="10pt" style:font-size-asian="10pt" style:font-size-complex="10pt"/>
    </style:style>
    <style:style style:name="P3" style:family="paragraph" style:parent-style-name="Standard">
      <style:paragraph-properties style:writing-mode="lr-tb"/>
      <style:text-properties officeooo:paragraph-rsid="001d025b"/>
    </style:style>
    <style:style style:name="P4" style:family="paragraph" style:parent-style-name="Standard">
      <style:paragraph-properties style:writing-mode="lr-tb"/>
      <style:text-properties officeooo:paragraph-rsid="001e3bb7"/>
    </style:style>
    <style:style style:name="P5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style:writing-mode="lr-tb"/>
    </style:style>
    <style:style style:name="P7" style:family="paragraph" style:parent-style-name="Standard">
      <style:paragraph-properties style:writing-mode="lr-tb"/>
      <style:text-properties officeooo:rsid="00200843" officeooo:paragraph-rsid="00200843"/>
    </style:style>
    <style:style style:name="T1" style:family="text">
      <style:text-properties officeooo:rsid="0019d8d3"/>
    </style:style>
    <style:style style:name="T2" style:family="text">
      <style:text-properties officeooo:rsid="001d025b"/>
    </style:style>
    <style:style style:name="T3" style:family="text">
      <style:text-properties fo:color="#111111" loext:opacity="100%"/>
    </style:style>
    <style:style style:name="T4" style:family="text">
      <style:text-properties officeooo:rsid="001e3bb7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1-c1)</text:p>
      <text:p text:style-name="P1">amosar nomes de personaxes que teñan unha letra 'a' <text:s/>e unha letra 'n' no seu nome </text:p>
      <text:p text:style-name="P1"/>
      <text:p text:style-name="P1">select nomper from personaxes where nomper like '%a%'and nomper like '%n%';</text:p>
      <text:p text:style-name="P1"/>
      <text:p text:style-name="P1">karnas </text:p>
      <text:p text:style-name="P1">lian </text:p>
      <text:p text:style-name="P1">tagana </text:p>
      <text:p text:style-name="P1"/>
      <text:p text:style-name="P1">d1-c1')</text:p>
      <text:p text:style-name="P1">amosar nomes de actores <text:s/>que teñan unha letra 'y' <text:s/>ou unha letra 'j' no seu nome </text:p>
      <text:p text:style-name="P1"/>
      <text:p text:style-name="P1">select noma from actores where noma like '%y%' or noma like '%j%';</text:p>
      <text:p text:style-name="P1"/>
      <text:p text:style-name="P1">nimoy </text:p>
      <text:p text:style-name="P1">kelley </text:p>
      <text:p text:style-name="P1">yuan </text:p>
      <text:p text:style-name="P1">julia </text:p>
      <text:p text:style-name="P1">gray </text:p>
      <text:p text:style-name="P1">brandy </text:p>
      <text:p text:style-name="P1"/>
      <text:p text:style-name="P1">d1-c3)</text:p>
      <text:p text:style-name="P1">de cantos actores non se coñece a data de nacemento?</text:p>
      <text:p text:style-name="P1"/>
      <text:p text:style-name="P1">select count(*) from actores where datan is null;</text:p>
      <text:p text:style-name="P1"/>
      <text:p text:style-name="P1">Resultado: <text:s/>5</text:p>
      <text:p text:style-name="P1"/>
      <text:p text:style-name="P1">d1-c3') </text:p>
      <text:p text:style-name="P1">de cantos interpretes de series <text:s/>non se coñece as horas que levan traballadas?</text:p>
      <text:p text:style-name="P1"/>
      <text:p text:style-name="P1">select count(*) from interpretesser where horas is null;</text:p>
      <text:p text:style-name="P1"/>
      <text:p text:style-name="P1">Resultado: 8</text:p>
      <text:p text:style-name="P1"/>
      <text:p text:style-name="P1">d1-c4)</text:p>
      <text:p text:style-name="P1">cantas horas de rodaxe empregou o actor de codigo 'a1' en todas as series nas que interviu.</text:p>
      <text:p text:style-name="P1">Resultado: 800</text:p>
      <text:p text:style-name="P1"/>
      <text:p text:style-name="P1">select sum(horas) from interpretesser where coda = 'a1'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1-c4')</text:p>
      <text:p text:style-name="P1">canto cobran de media por hora os actores de nacionalidade 'espanha' ( nota o que cobra por hora un actor e o que se denomina cachehora)</text:p>
      <text:p text:style-name="P1">resultado: 233.333333</text:p>
      <text:p text:style-name="P1"/>
      <text:p text:style-name="P1"><text:s/>select AVG(cachehora) from actores where nacionalidade = 'espanha';</text:p>
      <text:p text:style-name="P1"/>
      <text:p text:style-name="P4">d1-c5) amosar os nomes <text:s/>dos naves que se usan para visitar planetas na serie de codigo 's1' </text:p>
      <text:p text:style-name="P4"/>
      <text:p text:style-name="P4">select nomen from naves where codn in (select codn from visitas where cods='s1'); </text:p>
      <text:p text:style-name="P4"><text:s/></text:p>
      <text:p text:style-name="P1">enterprise </text:p>
      <text:p text:style-name="P1">voyager </text:p>
      <text:p text:style-name="P1"/>
      <text:p text:style-name="P1">d1-c6)</text:p>
      <text:p text:style-name="P1">amosar os nomes dos plan<text:span text:style-name="T1">e</text:span>tas da galaxia <text:s/>'via_lactea'</text:p>
      <text:p text:style-name="P1"/>
      <text:p text:style-name="P1">select nompla from planetas where galaxia = 'via_lactea';</text:p>
      <text:p text:style-name="P1"/>
      <text:p text:style-name="P1">terra </text:p>
      <text:p text:style-name="P1">mart </text:p>
      <text:p text:style-name="P1">xupiter </text:p>
      <text:p text:style-name="P1">saturno </text:p>
      <text:p text:style-name="P1">neptuno </text:p>
      <text:p text:style-name="P1">vulcano </text:p>
      <text:p text:style-name="P1">d1-c6')amosar os nomes dos personaxes que teñan de graduación 'oficial'</text:p>
      <text:p text:style-name="P1"/>
      <text:p text:style-name="P1">select nomper from personaxes where graduacion = 'oficial';</text:p>
      <text:p text:style-name="P1"/>
      <text:p text:style-name="P1">chekov </text:p>
      <text:p text:style-name="P1">ear </text:p>
      <text:p text:style-name="P1">prak </text:p>
      <text:p text:style-name="P1">tomalak </text:p>
      <text:p text:style-name="P1">ronin </text:p>
      <text:p text:style-name="P1">sissy </text:p>
      <text:p text:style-name="P1">kira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d2-c0) amosar os nomes dos personaxes que estando na base de datos non están relacionados todavía con ninguna película </text:p>
      <text:p text:style-name="P1"/>
      <text:p text:style-name="P1">select nomper from personaxes where codper not in(select codper from interpretespel where personaxes.codper=interpretespel.codper);</text:p>
      <text:p text:style-name="P1"/>
      <text:section text:style-name="Sect1" text:name="Section2">
        <text:p text:style-name="P1">sovak </text:p>
        <text:p text:style-name="P1">kor </text:p>
        <text:p text:style-name="P1">ronin </text:p>
        <text:p text:style-name="P1">devour </text:p>
        <text:p text:style-name="P1">letek </text:p>
        <text:p text:style-name="P1">ardor </text:p>
        <text:p text:style-name="P1">solok </text:p>
        <text:p text:style-name="P1">lag </text:p>
        <text:p text:style-name="P1">kurn </text:p>
        <text:p text:style-name="P1">comic </text:p>
        <text:p text:style-name="P1">karnas </text:p>
        <text:p text:style-name="P1">lian </text:p>
        <text:p text:style-name="P1">lures </text:p>
        <text:p text:style-name="P1">kamala </text:p>
        <text:p text:style-name="P1"><text:span text:style-name="T3">maccoy</text:span> </text:p>
        <text:p text:style-name="P1">tagana </text:p>
        <text:p text:style-name="P1">gilora </text:p>
        <text:p text:style-name="P1">kraal </text:p>
        <text:p text:style-name="P1">grilka </text:p>
        <text:p text:style-name="P1">morn </text:p>
        <text:p text:style-name="P1">garak </text:p>
        <text:p text:style-name="P1">nog </text:p>
        <text:p text:style-name="P1">rom </text:p>
        <text:p text:style-name="P1">tiron </text:p>
        <text:p text:style-name="P1">brunt </text:p>
        <text:p text:style-name="P1"><text:span text:style-name="T3">scott</text:span> </text:p>
        <text:p text:style-name="P1">ducat </text:p>
        <text:p text:style-name="P1">boogie </text:p>
        <text:p text:style-name="P1">gull </text:p>
        <text:p text:style-name="P1">quark </text:p>
        <text:p text:style-name="P1">dax </text:p>
        <text:p text:style-name="P1">sissy </text:p>
        <text:p text:style-name="P1">kira </text:p>
        <text:p text:style-name="P1"/>
      </text:section>
      <text:p text:style-name="P1"/>
      <text:p text:style-name="P1">d2-c0') amosar nomes de pla<text:span text:style-name="T1">n</text:span>etas que non foron visitados:</text:p>
      <text:p text:style-name="P1"/>
      <text:p text:style-name="P1">select nompla from planetas where codpla not in(select codpla from visitas where planetas.codpla=visitas.codpla);</text:p>
      <text:p text:style-name="P1"/>
      <text:p text:style-name="P1">lobar </text:p>
      <text:p text:style-name="P1">gork </text:p>
      <text:p text:style-name="P1">neptuno </text:p>
      <text:p text:style-name="P1">vulcano </text:p>
      <text:p text:style-name="P1"/>
      <text:p text:style-name="P1">d2-c3) </text:p>
      <text:p text:style-name="P1">amosar nomes de actores que participan <text:s/>polo menos unha vez nunha serie e polo menos unha vez <text:s/>nunha pelicula (as duas cousas a vez)</text:p>
      <text:p text:style-name="P1"/>
      <text:p text:style-name="P1">select distinct actores.noma from actores join interpretesser on actores.coda = interpretesser.coda join interpretespel on actores.coda=interpretespel.coda;</text:p>
      <text:p text:style-name="P1"/>
      <text:p text:style-name="P5">shatner </text:p>
      <text:p text:style-name="P5">nimoy </text:p>
      <text:p text:style-name="P5">kelley </text:p>
      <text:p text:style-name="P5">doohan </text:p>
      <text:p text:style-name="P5">luis </text:p>
      <text:p text:style-name="P5">pedro </text:p>
      <text:p text:style-name="P5">yuan </text:p>
      <text:p text:style-name="P1"/>
      <text:p text:style-name="P1"/>
      <text:p text:style-name="P1"/>
      <text:p text:style-name="P1"/>
      <text:p text:style-name="P1"/>
      <text:p text:style-name="P1"><text:soft-page-break/>d2-c3') amosar nomes de personaxes que non <text:s/>participan <text:s/>en series nen en peliculas </text:p>
      <text:p text:style-name="P1"/>
      <text:p text:style-name="P1">select actores.noma from actores full join interpretesser on actores.coda = interpretesser.coda full join interpretespel on actores.coda=interpretespel.coda where interpretesser is null and interpretespel is null;<text:span text:style-name="T4">(revisar)</text:span></text:p>
      <text:p text:style-name="P1"/>
      <text:section text:style-name="Sect1" text:name="Section3">
        <text:p text:style-name="P1">lures </text:p>
        <text:p text:style-name="P1">tagana </text:p>
        <text:p text:style-name="P1">gilora </text:p>
        <text:p text:style-name="P1">lian </text:p>
        <text:p text:style-name="P1">solok </text:p>
        <text:p text:style-name="P1">brunt </text:p>
        <text:p text:style-name="P1">ducat </text:p>
        <text:p text:style-name="P1">lag </text:p>
        <text:p text:style-name="P1">sissy </text:p>
        <text:p text:style-name="P1">devour </text:p>
        <text:p text:style-name="P1">comic </text:p>
        <text:p text:style-name="P1">kraal </text:p>
        <text:p text:style-name="P1">letek </text:p>
        <text:p text:style-name="P1">nog </text:p>
        <text:p text:style-name="P1">ardor </text:p>
        <text:p text:style-name="P1">tiron </text:p>
        <text:p text:style-name="P1">dax </text:p>
        <text:p text:style-name="P1">karnas </text:p>
        <text:p text:style-name="P1">garak </text:p>
        <text:p text:style-name="P1">rom </text:p>
        <text:p text:style-name="P1">grilka </text:p>
        <text:p text:style-name="P1">gull </text:p>
        <text:p text:style-name="P1">quark </text:p>
        <text:p text:style-name="P1">kira </text:p>
        <text:p text:style-name="P1">morn </text:p>
        <text:p text:style-name="P1">boogie </text:p>
        <text:p text:style-name="P1">kamala </text:p>
        <text:p text:style-name="P1">kurn </text:p>
        <text:p text:style-name="P1"/>
      </text:section>
      <text:p text:style-name="P1"/>
      <text:p text:style-name="P1">d2-c4) <text:s/></text:p>
      <text:p text:style-name="P1">amosar os nomes dos personaxes que son soldados e non dependen de ningun outro personaxe.</text:p>
      <text:p text:style-name="P1"/>
      <text:p text:style-name="P1">select nomper from personaxes where codper2 is null and graduacion = 'soldado';</text:p>
      <text:p text:style-name="P1"/>
      <text:p text:style-name="P1">vekor </text:p>
      <text:p text:style-name="P1">lag </text:p>
      <text:p text:style-name="P1">kamala </text:p>
      <text:p text:style-name="P1">garak </text:p>
      <text:p text:style-name="P1"/>
      <text:p text:style-name="P1">d2-c4') amosar os nomes dos actores que cobren 200 de cachehora dos que non se sepa a data de nacemento:</text:p>
      <text:p text:style-name="P1"/>
      <text:p text:style-name="P1">select noma from actores where datan is null and cachehora = '200';</text:p>
      <text:p text:style-name="P1"/>
      <text:p text:style-name="P1">koenig </text:p>
      <text:p text:style-name="P1">ana </text:p>
      <text:p text:style-name="P1"/>
      <text:p text:style-name="P1"><text:s/>d2-c5)</text:p>
      <text:p text:style-name="P1">amosa o numero de <text:s/>personaxes que interpreta o actor de codigo 'a18' <text:s/>na serie de nome 'deep_space_nine';</text:p>
      <text:p text:style-name="P1"/>
      <text:p text:style-name="P1">select count(codper) from interpretesser where coda='a18' and <text:s/>cods in(select cods from series where titulo='deep_space_nine');</text:p>
      <text:p text:style-name="P1"/>
      <text:p text:style-name="P1">resultado : 2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/>d2-c6) </text:p>
      <text:p text:style-name="P1">amosar nomes de naves que non <text:s/>teñen lanzaderas </text:p>
      <text:p text:style-name="P1"/>
      <text:p text:style-name="P1">select nomen from naves where codn not in (select codn from lanzaderas);</text:p>
      <text:p text:style-name="P1"/>
      <text:p text:style-name="P1">resultado: <text:s/>speedo</text:p>
      <text:p text:style-name="P1"/>
      <text:p text:style-name="P3"/>
      <text:p text:style-name="P3">d3-c7) <text:s/><text:span text:style-name="T2">NON FACER </text:span></text:p>
      <text:p text:style-name="P1"><text:s/>cantos klingon proceden de planetas visitados na serie que ten por titulo 'enterprise'</text:p>
      <text:p text:style-name="P1">resultado: 14</text:p>
      <text:p text:style-name="P1"/>
      <text:p text:style-name="P1"/>
      <text:p text:style-name="P1">d3-c8)</text:p>
      <text:p text:style-name="P1">canto cobran de media por hora os actores tendo en conta os nulos:</text:p>
      <text:p text:style-name="P1">192.592593 </text:p>
      <text:p text:style-name="P1"/>
      <text:p text:style-name="P1">select sum(cachehora)/count(*) from actores;</text:p>
      <text:p text:style-name="P1"/>
      <text:p text:style-name="P1">d3- c10 ) <text:span text:style-name="T2">NON FACER </text:span>amosar codigos de lanzaderas que se usaron para visitar o planeta 'mart' na serie 'next_generation'.</text:p>
      <text:p text:style-name="P2">n4 <text:s text:c="9"/>11 </text:p>
      <text:p text:style-name="P2">n4 <text:s text:c="9"/>10 </text:p>
      <text:p text:style-name="P2">n4 <text:s text:c="10"/>9 </text:p>
      <text:p text:style-name="P2">n4 <text:s text:c="10"/>8 </text:p>
      <text:p text:style-name="P2">n4 <text:s text:c="10"/>7 </text:p>
      <text:p text:style-name="P2">n4 <text:s text:c="10"/>6 </text:p>
      <text:p text:style-name="P2">n4 <text:s text:c="10"/>5 </text:p>
      <text:p text:style-name="P2">n4 <text:s text:c="10"/>4 </text:p>
      <text:p text:style-name="P2">n2 <text:s text:c="10"/>3 </text:p>
      <text:p text:style-name="P2">n2 <text:s text:c="10"/>2 </text:p>
      <text:p text:style-name="P2">n2 <text:s text:c="10"/>1</text:p>
      <text:p text:style-name="P1"/>
      <text:p text:style-name="P1">d3-c12)</text:p>
      <text:p text:style-name="P1">amosar nomes de actores de series que interpreten personaxes que teñen una letra 'y' no seu nome de personaxe:</text:p>
      <text:p text:style-name="P1"/>
      <text:p text:style-name="P7">select noma from actores where coda in (select coda from interpretesser where codper in (select codper from personaxes where nomper like '%y%'));</text:p>
      <text:p text:style-name="P1"/>
      <text:p text:style-name="P1">beatriz </text:p>
      <text:p text:style-name="P1">kelley </text:p>
      <text:p text:style-name="P1">luis </text:p>
      <text:p text:style-name="P1"/>
      <text:p text:style-name="P1"/>
      <text:p text:style-name="P1"/>
      <text:p text:style-name="P1"/>
      <text:p text:style-name="P1"><text:soft-page-break/>d3-c13)<text:span text:style-name="T2">DIFICIL . </text:span>amosar nomes de actores que teñan polo menos unha letra ' a' , <text:s/>de series <text:s/>interpretadas por <text:s/>personaxes que teñen una letra 'a' no seu nome de personaxe</text:p>
      <text:p text:style-name="P1">yuan </text:p>
      <text:p text:style-name="P1">beatriz </text:p>
      <text:p text:style-name="P1">veronica </text:p>
      <text:p text:style-name="P1">gray </text:p>
      <text:p text:style-name="P1"/>
      <text:p text:style-name="P1">d3-c14) <text:span text:style-name="T2">DIFICIL </text:span></text:p>
      <text:p text:style-name="P1">amosar os nomes dos personaxes dos que dependen directamente soldados</text:p>
      <text:p text:style-name="P1">word </text:p>
      <text:p text:style-name="P1">letek </text:p>
      <text:p text:style-name="P1">ardor </text:p>
      <text:p text:style-name="P1">solok 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HK" svg:font-family="'AR PL UMing HK'" style:font-family-generic="system" style:font-pitch="variable"/>
    <style:font-face style:name="DejaVu LGC Sans" svg:font-family="'DejaVu LGC San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Helvetica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Helvetica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Helvetica" fo:font-family="Helvetic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Helvetica" fo:font-family="Helvetic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2-12T11:28:03</meta:creation-date>
    <dc:date>2024-11-19T10:41:03.001239501</dc:date>
    <meta:editing-duration>PT7H11M15S</meta:editing-duration>
    <meta:editing-cycles>21</meta:editing-cycles>
    <meta:generator>LibreOffice/7.4.7.2$Linux_X86_64 LibreOffice_project/40$Build-2</meta:generator>
    <meta:document-statistic meta:table-count="0" meta:image-count="0" meta:object-count="0" meta:page-count="6" meta:paragraph-count="190" meta:word-count="757" meta:character-count="4908" meta:non-whitespace-character-count="4069"/>
  </office:meta>
</office:document-meta>
</file>